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1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VILLOGAS MASGO, NER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VILLOGAS MASGO, NERIA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PIO RIVERA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>24/07/2021</text:p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20:32:28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